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2a52" officeooo:paragraph-rsid="000d2a52"/>
    </style:style>
    <style:style style:name="P2" style:family="paragraph" style:parent-style-name="Standard">
      <style:text-properties fo:language="ru" fo:country="RU" officeooo:rsid="000d2a52" officeooo:paragraph-rsid="000d2a52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нализ финансового рынка 3 558</text:p>
      <text:p text:style-name="P1">Курс трейдинга 3450 </text:p>
      <text:p text:style-name="P1">Бинарные опционы 165 711</text:p>
      <text:p text:style-name="P1">Стратегии форекс 17 845</text:p>
      <text:p text:style-name="P1">Кто такой трейдер 128 765</text:p>
      <text:p text:style-name="P1">Заработок в интернете 208 894</text:p>
      <text:p text:style-name="P1">Быстрый заработок в интернете 2346</text:p>
      <text:p text:style-name="P1">японские свечи<text:tab/>6 962</text:p>
      <text:p text:style-name="P1">основа семантического ядра : <text:s/>сейчас поисковики не учитывают <text:span text:style-name="T1">&lt;meta name=”keywords” ….&gt;</text:span></text:p>
      <text:p text:style-name="P2">но активно учитываю <text:span text:style-name="T1">&lt;meta name=”description” ….&gt; <text:s/></text:span>соответственно в описания подбирались слова имеющие за сотни тысяч просмотров в месяц но сильно превышающие двести тысяч, что вполне приемлемо для узко направленных тем, сочетания с ними уже имеющие около нескольких тысяч просмотров <text:s/>до сотни, чтобы гарантировать продвижение сайта в топ поисковых <text:s/>систем. В не брались в учет слова и фразы по типу «<text:span text:style-name="T1">100$ </text:span>в час<text:span text:style-name="T1">&gt;&gt; “</text:span>миллион рублей в месяц<text:span text:style-name="T1">” </text:span>исходя из соображений что это не относится к профессиональной тематики сайта , при этом <text:s/>например «деньги» «Форекс» <text:s/>не брались в учет, так частота запросов слишком большая , что не приведет к какому-либо приемлемому результату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00:44:49.006000000</meta:creation-date>
    <dc:date>2016-02-15T00:54:51.254000000</dc:date>
    <meta:editing-duration>PT10M2S</meta:editing-duration>
    <meta:editing-cycles>1</meta:editing-cycles>
    <meta:document-statistic meta:table-count="0" meta:image-count="0" meta:object-count="0" meta:page-count="1" meta:paragraph-count="10" meta:word-count="146" meta:character-count="956" meta:non-whitespace-character-count="813"/>
    <meta:generator>LibreOffice/5.0.3.2$Windows_x86 LibreOffice_project/e5f16313668ac592c1bfb310f4390624e3dbfb75</meta:generator>
  </office:meta>
</office:document-meta>
</file>